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5cae9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0f4c3" style:text-align-source="fix" style:repeat-content="false" fo:border-left="none" fo:border-right="0.036cm double #000000" style:border-line-width-right="0.018cm 0.009cm 0.009cm" fo:border-top="none"/>
      <style:paragraph-properties fo:text-align="center" fo:margin-left="0cm"/>
    </style:style>
    <style:style style:name="ce8" style:family="table-cell" style:parent-style-name="Default">
      <style:table-cell-properties fo:background-color="#f0f4c3" style:text-align-source="fix" style:repeat-content="false" style:vertical-align="middle"/>
      <style:paragraph-properties fo:text-align="center" fo:margin-left="0cm"/>
      <style:text-properties style:font-name="CMU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0f4c3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row table:style-name="ro1">
          <table:table-cell table:style-name="ce1" office:value-type="string">
            <text:p>nom du point</text:p>
          </table:table-cell>
          <table:table-cell table:style-name="ce2" office:value-type="string">
            <text:p>angles augmentés</text:p>
          </table:table-cell>
          <table:table-cell table:style-name="ce4"/>
          <table:table-cell table:style-name="ce6"/>
          <table:table-cell table:style-name="ce2" office:value-type="string">
            <text:p>angles observés</text:p>
          </table:table-cell>
          <table:table-cell table:style-name="ce4"/>
          <table:table-cell table:style-name="ce8"/>
        </table:table-row>
        <table:table-row table:style-name="ro2">
          <table:table-cell office:value-type="string">
            <text:p>Ste Marguerite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te Marguerite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string">
            <text:p>.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Observatoire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string">
            <text:p>Piramid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otre-Dame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St Sulpice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U Serif" svg:font-family="'CM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1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e Baciocchi</meta:initial-creator>
    <meta:creation-date>2022-01-24T11:55:49</meta:creation-date>
    <dc:date>2022-01-24T11:56:20</dc:date>
    <dc:creator>Stephane Baciocchi</dc:creator>
    <meta:editing-duration>PT31S</meta:editing-duration>
    <meta:editing-cycles>1</meta:editing-cycles>
    <meta:document-statistic meta:table-count="3" meta:cell-count="87" meta:object-count="0"/>
    <meta:generator>OpenOffice/4.1.7$Unix OpenOffice.org_project/417m1$Build-9800</meta:generator>
  </office:meta>
</office:document-meta>
</file>